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font-size="24pt" officeooo:rsid="00099d66" officeooo:paragraph-rsid="00099d66" style:font-size-asian="21pt" style:font-size-complex="24pt"/>
    </style:style>
    <style:style style:name="P2" style:family="paragraph" style:parent-style-name="Standard" style:master-page-name="">
      <style:paragraph-properties fo:margin-left="1.7cm" fo:margin-right="0cm" fo:text-indent="0cm" style:auto-text-indent="false" style:page-number="auto"/>
      <style:text-properties officeooo:rsid="0007646f" officeooo:paragraph-rsid="0007646f"/>
    </style:style>
    <style:style style:name="P3" style:family="paragraph" style:parent-style-name="Standard">
      <style:paragraph-properties fo:margin-left="1.7cm" fo:margin-right="0cm" fo:text-indent="0cm" style:auto-text-indent="false"/>
      <style:text-properties officeooo:rsid="0007646f" officeooo:paragraph-rsid="0007646f"/>
    </style:style>
    <style:style style:name="P4" style:family="paragraph" style:parent-style-name="Standard">
      <style:paragraph-properties fo:margin-left="1.7cm" fo:margin-right="0cm" fo:text-indent="0cm" style:auto-text-indent="false"/>
      <style:text-properties officeooo:rsid="00083e6f" officeooo:paragraph-rsid="00083e6f"/>
    </style:style>
    <style:style style:name="T1" style:family="text">
      <style:text-properties fo:color="#ff0000"/>
    </style:style>
    <style:style style:name="T2" style:family="text">
      <style:text-properties fo:color="#ff0000" officeooo:rsid="00099d66"/>
    </style:style>
    <style:style style:name="T3" style:family="text">
      <style:text-properties fo:color="#ff0000" officeooo:rsid="000a99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d<text:tab/>- Change Directory <text:tab/><text:tab/>-&gt; <text:span text:style-name="T1">C</text:span>ofee <text:span text:style-name="T1">D</text:span>ay</text:p>
      <text:p text:style-name="P3">su<text:tab/>- Switch User<text:tab/><text:tab/><text:tab/>-&gt; <text:span text:style-name="T1">S</text:span><text:span text:style-name="T3">U</text:span>per<text:span text:style-name="T3">man</text:span></text:p>
      <text:p text:style-name="P3">ls<text:tab/>- Listing<text:tab/><text:tab/><text:tab/>-&gt; <text:span text:style-name="T1">L</text:span>unch <text:span text:style-name="T1">S</text:span>ession</text:p>
      <text:p text:style-name="P3">mkdir<text:tab/>- Make Directory<text:tab/><text:tab/>-&gt; <text:span text:style-name="T1">Mk Dir</text:span>ector</text:p>
      <text:p text:style-name="P4">find<text:tab/>- find<text:tab/><text:tab/><text:tab/><text:tab/>-&gt; Google Maps</text:p>
      <text:p text:style-name="P4">top<text:tab/>- top<text:tab/><text:tab/><text:tab/><text:tab/>-&gt; class <text:span text:style-name="T1">Top</text:span>pers</text:p>
      <text:p text:style-name="P4">grep <text:tab/>---------------------------------- <text:s/>-&gt; <text:span text:style-name="T1">G</text:span>o <text:span text:style-name="T1">R</text:span>ead there in <text:span text:style-name="T1">E</text:span>nd <text:span text:style-name="T1">P</text:span>rint it</text:p>
      <text:p text:style-name="P4">rm<text:tab/>- remove<text:tab/><text:tab/><text:tab/>-&gt; musical chair</text:p>
      <text:p text:style-name="P4">ps<text:tab/>- Process Status<text:tab/><text:tab/>-&gt; Sna<text:span text:style-name="T2">P</text:span><text:span text:style-name="T1"> S</text:span>hop (in reverse)</text:p>
      <text:p text:style-name="P4">locate<text:tab/>- locate<text:tab/><text:tab/><text:tab/>-&gt; Call contacts(search call contacts in mobile)</text:p>
      <text:p text:style-name="P4">xargs<text:tab/>---------------------------------- <text:s/>-&gt;<text:span text:style-name="T1"> X</text:span> (cut) <text:s/><text:span text:style-name="T1">A</text:span><text:span text:style-name="T2">RG</text:span>ument<text:span text:style-name="T2">S</text:span></text:p>
      <text:p text:style-name="P4">cp<text:tab/>- <text:span text:style-name="T1">C</text:span>opy <text:span text:style-name="T1">P</text:span>aste</text:p>
      <text:p text:style-name="P4">cat <text:s/><text:tab/>---------------------------------- <text:s/>-&gt; <text:span text:style-name="T1">CAT</text:span>alog</text:p>
      <text:p text:style-name="P4">pwd<text:tab/>- Print Working Directory<text:tab/>-&gt; <text:span text:style-name="T1">P</text:span>oint me <text:span text:style-name="T1">W</text:span>ith <text:span text:style-name="T1">D</text:span>etection</text:p>
      <text:p text:style-name="P4">passwd<text:tab/>----------------------------------- -&gt; spelling mistake</text:p>
      <text:p text:style-name="P4">echo <text:tab/>----------------------------------- -&gt; news channel</text:p>
      <text:p text:style-name="P4">chmod<text:tab/>----------------------------------- -&gt; Best friend, just friend, hi-bye friend</text:p>
      <text:p text:style-name="P4">scp<text:tab/>----------------------------------- -&gt; <text:span text:style-name="T1">S</text:span>ecure <text:span text:style-name="T1">C</text:span>ash <text:span text:style-name="T1">P</text:span>ayment</text:p>
      <text:p text:style-name="P4">ssh<text:tab/>----------------------------------- -&gt;<text:span text:style-name="T1"> S</text:span>ecure u<text:span text:style-name="T1">S</text:span>e of <text:span text:style-name="T1">H</text:span>ouse hold</text:p>
      <text:p text:style-name="P4">chown <text:tab/>----------------------------------- -&gt; <text:span text:style-name="T1">C</text:span><text:span text:style-name="T2">H</text:span>ange of <text:span text:style-name="T1">OWN</text:span>er</text:p>
      <text:p text:style-name="P4">sudo<text:tab/>----------------------------------- -&gt; fake or false</text:p>
      <text:p text:style-name="P4">df<text:tab/>----------------------------------- -&gt; <text:span text:style-name="T2">F</text:span>ather (global edge)</text:p>
      <text:p text:style-name="P4">du<text:tab/>----------------------------------- -&gt; <text:span text:style-name="T1">YOU</text:span>(CR-17)</text:p>
      <text:p text:style-name="P4">ifconfig---------------------------------- <text:s/>-&gt; <text:span text:style-name="T1">IF CONFIG</text:span>ure(fing who you are)</text:p>
      <text:p text:style-name="P4">mv<text:tab/>- move<text:tab/><text:tab/><text:tab/><text:tab/>-&gt; saaquib 's assigment story</text:p>
      <text:p text:style-name="P4">touch<text:tab/>----------------------------------- -&gt; “GOD” </text:p>
      <text:p text:style-name="P4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24pt" officeooo:rsid="00099d66" officeooo:paragraph-rsid="00099d66" style:font-size-asian="21pt" style:font-size-complex="2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WAYS TO REMEMBER COMMAND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16:17:08.906975165</meta:creation-date>
    <dc:date>2016-11-08T15:21:42.488409404</dc:date>
    <meta:editing-duration>P0D</meta:editing-duration>
    <meta:editing-cycles>3</meta:editing-cycles>
    <meta:generator>LibreOffice/4.2.4.2$Linux_x86 LibreOffice_project/420m0$Build-2</meta:generator>
    <meta:document-statistic meta:table-count="0" meta:image-count="0" meta:object-count="0" meta:page-count="1" meta:paragraph-count="28" meta:word-count="175" meta:character-count="1357" meta:non-whitespace-character-count="1174"/>
  </office:meta>
</office:document-meta>
</file>